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Heading_20_1">
      <style:text-properties officeooo:rsid="00010a8c" officeooo:paragraph-rsid="00010a8c"/>
    </style:style>
    <style:style style:name="P2" style:family="paragraph" style:parent-style-name="Text_20_body">
      <style:text-properties officeooo:rsid="00010a8c" officeooo:paragraph-rsid="00010a8c"/>
    </style:style>
    <style:style style:name="P3" style:family="paragraph" style:parent-style-name="Text_20_body" style:list-style-name="L1">
      <style:text-properties officeooo:rsid="00010a8c" officeooo:paragraph-rsid="00010a8c"/>
    </style:style>
    <style:style style:name="P4" style:family="paragraph" style:parent-style-name="Text_20_body">
      <style:text-properties officeooo:rsid="00030ed9" officeooo:paragraph-rsid="00030ed9"/>
    </style:style>
    <style:style style:name="P5" style:family="paragraph" style:parent-style-name="Text_20_body" style:list-style-name="L3">
      <style:text-properties officeooo:rsid="00030ed9" officeooo:paragraph-rsid="00030ed9"/>
    </style:style>
    <style:style style:name="P6" style:family="paragraph" style:parent-style-name="Text_20_body">
      <style:text-properties officeooo:rsid="0004d7ad" officeooo:paragraph-rsid="0004d7ad"/>
    </style:style>
    <style:style style:name="P7" style:family="paragraph" style:parent-style-name="Text_20_body" style:list-style-name="L1">
      <style:text-properties officeooo:rsid="0004d7ad" officeooo:paragraph-rsid="0004d7ad"/>
    </style:style>
    <style:style style:name="P8" style:family="paragraph" style:parent-style-name="Text_20_body" style:list-style-name="L4">
      <style:text-properties officeooo:rsid="0004d7ad" officeooo:paragraph-rsid="0004d7ad"/>
    </style:style>
    <style:style style:name="P9" style:family="paragraph" style:parent-style-name="Text_20_body" style:list-style-name="L4">
      <style:text-properties officeooo:paragraph-rsid="0004d7ad"/>
    </style:style>
    <style:style style:name="P10" style:family="paragraph" style:parent-style-name="Text_20_body" style:list-style-name="L3">
      <style:text-properties officeooo:rsid="0005332e" officeooo:paragraph-rsid="0005332e"/>
    </style:style>
    <style:style style:name="P11" style:family="paragraph" style:parent-style-name="Title">
      <style:text-properties officeooo:rsid="000431c5" officeooo:paragraph-rsid="000431c5"/>
    </style:style>
    <style:style style:name="T1" style:family="text">
      <style:text-properties officeooo:rsid="0004d7a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are Home</text:p>
      <text:h text:style-name="P1" text:outline-level="1">Overview</text:h>
      <text:p text:style-name="P6">The client requires a simple website that promotes the services on offer. It would like the website to reflect the home itself and the positive attitude to the well-being of it’s users. With the care home website having multiple users it needs to direct information easily and specifically. There should be a contact form for potential staff and a separate form for professionals.</text:p>
      <text:p text:style-name="P6">The users of the website will be three distinct groups:</text:p>
      <text:list xml:id="list1227003359" text:style-name="L4">
        <text:list-item>
          <text:p text:style-name="P9"><text:span text:style-name="T1">Professionals that includes care managers, GP’s and other professional services.</text:span></text:p>
        </text:list-item>
        <text:list-item>
          <text:p text:style-name="P8">Staff applicants, people who wish to work at the care home.</text:p>
        </text:list-item>
        <text:list-item>
          <text:p text:style-name="P8">Service users and their families.</text:p>
        </text:list-item>
      </text:list>
      <text:p text:style-name="P6">The website also needs to be able to work well on mobile devices and have a strong emphasis on accessibility. </text:p>
      <text:h text:style-name="P1" text:outline-level="1">Goals</text:h>
      <text:list xml:id="list3249204345" text:style-name="L1">
        <text:list-item>
          <text:p text:style-name="P3">Create a <text:span text:style-name="T1">simple website that works on mobile devices.</text:span></text:p>
        </text:list-item>
        <text:list-item>
          <text:p text:style-name="P7">Areas of the website should be clearly defined for the various users.</text:p>
        </text:list-item>
        <text:list-item>
          <text:p text:style-name="P3">Website should <text:span text:style-name="T1">work well on mobile devices.</text:span></text:p>
        </text:list-item>
        <text:list-item>
          <text:p text:style-name="P7">Site needs to be accessible.</text:p>
        </text:list-item>
        <text:list-item>
          <text:p text:style-name="P7">A contact form for potential staff.</text:p>
        </text:list-item>
        <text:list-item>
          <text:p text:style-name="P7">A contact form for professionals wanting to refer a user to the service.</text:p>
        </text:list-item>
      </text:list>
      <text:h text:style-name="P1" text:outline-level="1">Specifications</text:h>
      <text:p text:style-name="P4">Pages should include:</text:p>
      <text:list xml:id="list1154698442" text:style-name="L3">
        <text:list-item>
          <text:p text:style-name="P5">Home Page</text:p>
        </text:list-item>
        <text:list-item>
          <text:p text:style-name="P10">About the home</text:p>
        </text:list-item>
        <text:list-item>
          <text:p text:style-name="P10">Services offered</text:p>
        </text:list-item>
        <text:list-item>
          <text:p text:style-name="P10">Covid response</text:p>
        </text:list-item>
        <text:list-item>
          <text:p text:style-name="P10">Application page</text:p>
        </text:list-item>
        <text:list-item>
          <text:p text:style-name="P10">Advice for professionals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7:01:19.511517191</meta:creation-date>
    <dc:date>2022-07-31T17:24:44.594623135</dc:date>
    <meta:editing-duration>PT23M23S</meta:editing-duration>
    <meta:editing-cycles>6</meta:editing-cycles>
    <meta:generator>LibreOffice/7.3.4.2$Linux_X86_64 LibreOffice_project/30$Build-2</meta:generator>
    <meta:document-statistic meta:table-count="0" meta:image-count="0" meta:object-count="0" meta:page-count="1" meta:paragraph-count="23" meta:word-count="208" meta:character-count="1191" meta:non-whitespace-character-count="1020"/>
  </office:meta>
</office:document-meta>
</file>